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68cm" fo:min-width="1.745cm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2.37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286cm" svg:x="3.28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64cm" svg:height="2.794cm" svg:x="14.843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37cm" svg:height="1.666cm" svg:x="4.019cm" svg:y="6.521cm" svg:viewBox="0 0 938 1667" svg:d="M19 1472c-21-456-69-956 167-1337 287-463 649 392 613 668l84 418 55 279-55 167">
          <text:p/>
        </draw:path>
        <draw:path draw:style-name="gr3" draw:text-style-name="P2" draw:layer="layout" svg:width="2.227cm" svg:height="0.277cm" svg:x="3.258cm" svg:y="7.297cm" svg:viewBox="0 0 2228 278" svg:d="M0 83c488 14 963 131 1449 167l334 28h306l139-278">
          <text:p/>
        </draw:path>
        <draw:path draw:style-name="gr3" draw:text-style-name="P2" draw:layer="layout" svg:width="1.477cm" svg:height="1.629cm" svg:x="14.789cm" svg:y="7.908cm" svg:viewBox="0 0 1478 1630" svg:d="M417 85c107 363 337 736 251 1114-91 398 356 664 585 139 211-485-553-760-474-501 83 270 734-78 697-474-43-465-574-360-864-334l-334 84h-278">
          <text:p/>
        </draw:path>
        <draw:line draw:style-name="gr4" draw:text-style-name="P2" draw:layer="layout" svg:x1="14.081cm" svg:y1="5.572cm" svg:x2="6.842cm" svg:y2="5.318cm">
          <text:p/>
        </draw:line>
        <draw:frame draw:style-name="gr5" draw:text-style-name="P3" draw:layer="layout" svg:width="6.35cm" svg:height="1.673cm" svg:x="2.651cm" svg:y="2.143cm">
          <draw:text-box>
            <text:p>Repo na githubie</text:p>
            <text:p>origin</text:p>
          </draw:text-box>
        </draw:frame>
        <draw:frame draw:style-name="gr6" draw:text-style-name="P3" draw:layer="layout" svg:width="7.112cm" svg:height="1.016cm" svg:x="12.43cm" svg:y="2.905cm">
          <draw:text-box>
            <text:p>Repo lokaln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2:48:46.889359314</meta:creation-date>
    <dc:date>2021-03-03T02:55:00.342190180</dc:date>
    <meta:editing-duration>PT6M14S</meta:editing-duration>
    <meta:editing-cycles>2</meta:editing-cycles>
    <meta:generator>LibreOffice/6.4.6.2$Linux_X86_64 LibreOffice_project/40$Build-2</meta:generator>
    <meta:document-statistic meta:object-count="8"/>
  </office:meta>
</office:document-meta>
</file>